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8d6ce" officeooo:paragraph-rsid="0008d6ce"/>
    </style:style>
    <style:style style:name="P2" style:family="paragraph" style:parent-style-name="Text_20_body" style:list-style-name="L1">
      <style:text-properties style:text-underline-style="none" officeooo:rsid="0008d6ce" officeooo:paragraph-rsid="0008d6ce"/>
    </style:style>
    <style:style style:name="P3" style:family="paragraph" style:parent-style-name="Text_20_body" style:list-style-name="L1">
      <style:text-properties style:text-underline-style="none" officeooo:rsid="000da29e" officeooo:paragraph-rsid="000da29e"/>
    </style:style>
    <style:style style:name="P4" style:family="paragraph" style:parent-style-name="Text_20_body" style:list-style-name="L2">
      <style:text-properties style:text-underline-style="none" officeooo:rsid="000da29e" officeooo:paragraph-rsid="002376ad"/>
    </style:style>
    <style:style style:name="P5" style:family="paragraph" style:parent-style-name="Text_20_body" style:list-style-name="L2">
      <style:text-properties style:text-underline-style="none" officeooo:rsid="0017dd0f" officeooo:paragraph-rsid="0017dd0f"/>
    </style:style>
    <style:style style:name="P6" style:family="paragraph" style:parent-style-name="Text_20_body" style:list-style-name="L2">
      <style:text-properties style:text-underline-style="none" officeooo:rsid="00190ee4" officeooo:paragraph-rsid="00190ee4"/>
    </style:style>
    <style:style style:name="P7" style:family="paragraph" style:parent-style-name="Text_20_body" style:list-style-name="L2">
      <style:text-properties style:text-underline-style="none" officeooo:rsid="0020e2a9" officeooo:paragraph-rsid="0020e2a9"/>
    </style:style>
    <style:style style:name="P8" style:family="paragraph" style:parent-style-name="Text_20_body" style:list-style-name="L2">
      <style:text-properties style:text-underline-style="none" officeooo:rsid="0028ce88" officeooo:paragraph-rsid="0028ce88"/>
    </style:style>
    <style:style style:name="P9" style:family="paragraph" style:parent-style-name="Text_20_body" style:list-style-name="L2">
      <style:text-properties style:text-underline-style="none" officeooo:rsid="002a8efe" officeooo:paragraph-rsid="002a8efe"/>
    </style:style>
    <style:style style:name="P10" style:family="paragraph" style:parent-style-name="Text_20_body" style:list-style-name="L2">
      <style:text-properties style:text-underline-style="none" officeooo:rsid="0026255f" officeooo:paragraph-rsid="0026255f"/>
    </style:style>
    <style:style style:name="P11" style:family="paragraph" style:parent-style-name="Text_20_body" style:list-style-name="L1">
      <style:text-properties officeooo:rsid="00106f31" officeooo:paragraph-rsid="00106f31"/>
    </style:style>
    <style:style style:name="P12" style:family="paragraph" style:parent-style-name="Text_20_body" style:list-style-name="L2">
      <style:text-properties officeooo:paragraph-rsid="001abbb8"/>
    </style:style>
    <style:style style:name="P13" style:family="paragraph" style:parent-style-name="Text_20_body" style:list-style-name="L2">
      <style:text-properties officeooo:rsid="001bb3dd" officeooo:paragraph-rsid="001bb3d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d7c99"/>
    </style:style>
    <style:style style:name="T3" style:family="text">
      <style:text-properties style:text-underline-style="none" officeooo:rsid="001abbb8"/>
    </style:style>
    <style:style style:name="T4" style:family="text">
      <style:text-properties style:text-underline-style="none" officeooo:rsid="003c65f1"/>
    </style:style>
    <style:style style:name="T5" style:family="text">
      <style:text-properties style:text-underline-style="none" officeooo:rsid="001f2fc1"/>
    </style:style>
    <style:style style:name="T6" style:family="text">
      <style:text-properties style:text-underline-style="none" officeooo:rsid="00253058"/>
    </style:style>
    <style:style style:name="T7" style:family="text">
      <style:text-properties style:text-underline-style="none" officeooo:rsid="0025bf26"/>
    </style:style>
    <style:style style:name="T8" style:family="text">
      <style:text-properties style:text-underline-style="none" officeooo:rsid="0028ce88"/>
    </style:style>
    <style:style style:name="T9" style:family="text">
      <style:text-properties officeooo:rsid="000e7b81"/>
    </style:style>
    <style:style style:name="T10" style:family="text">
      <style:text-properties officeooo:rsid="000d7c99"/>
    </style:style>
    <style:style style:name="T11" style:family="text">
      <style:text-properties officeooo:rsid="00121706"/>
    </style:style>
    <style:style style:name="T12" style:family="text">
      <style:text-properties officeooo:rsid="0016a537"/>
    </style:style>
    <style:style style:name="T13" style:family="text">
      <style:text-properties officeooo:rsid="00228245"/>
    </style:style>
    <style:style style:name="T14" style:family="text">
      <style:text-properties officeooo:rsid="002376ad"/>
    </style:style>
    <style:style style:name="T15" style:family="text">
      <style:text-properties officeooo:rsid="00246f5b"/>
    </style:style>
    <style:style style:name="T16" style:family="text">
      <style:text-properties officeooo:rsid="0027ec18"/>
    </style:style>
    <style:style style:name="T17" style:family="text">
      <style:text-properties officeooo:rsid="001bb3dd"/>
    </style:style>
    <style:style style:name="T18" style:family="text">
      <style:text-properties officeooo:rsid="003c65f1"/>
    </style:style>
    <style:style style:name="T19" style:family="text">
      <style:text-properties officeooo:rsid="00293a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itre 2 : Priorités opératoires</text:p>
      <text:list xml:id="list1301466392" text:style-name="L1">
        <text:list-item>
          <text:p text:style-name="P2">Cours sur le vocabulaire utilisé, en fiche à trous pour ne pas prendre trop de temps.</text:p>
        </text:list-item>
        <text:list-item>
          <text:p text:style-name="P3">Cours « calcul sans parenthèses <text:span text:style-name="T12">1 </text:span>»</text:p>
        </text:list-item>
        <text:list-item>
          <text:p text:style-name="P11"><text:span text:style-name="T1">Exercice</text:span><text:span text:style-name="T5">s</text:span><text:span text:style-name="T1"> 18, 19 page </text:span><text:span text:style-name="T2">4</text:span><text:span text:style-name="T1">0.</text:span></text:p>
        </text:list-item>
      </text:list>
      <text:list xml:id="list2369962774" text:style-name="L2">
        <text:list-item>
          <text:p text:style-name="P5">Cours « calcul sans parenthèses 2 »</text:p>
        </text:list-item>
        <text:list-item>
          <text:p text:style-name="P6">Exercice 30 page 40.</text:p>
        </text:list-item>
        <text:list-item>
          <text:p text:style-name="P4">« <text:span text:style-name="T9">Le défi de Zoé » page 3</text:span><text:span text:style-name="T10">4. </text:span><text:span text:style-name="T11">À faire en groupes </text:span><text:span text:style-name="T13">si possible. </text:span><text:span text:style-name="T14">D’autres grille</text:span><text:span text:style-name="T15">s</text:span><text:span text:style-name="T14"> peuvent être trouvées/générées via </text:span><text:a xlink:type="simple" xlink:href="https://EnseignantGolfouse.github.io/collège/5ème/Grille%20de%20calcul/Grille%20Calculatrice.html" text:style-name="Internet_20_link" text:visited-style-name="Visited_20_Internet_20_Link"><text:span text:style-name="T14">https://enseignantgolfouse.github.io/collège/5ème/Grille de calcul/Grille Calculatrice.html</text:span></text:a><text:span text:style-name="T14">. Utiliser la grille 3 (en la notant au tableau) pour faire de la différenciation, avec les buts 24 et 9.</text:span></text:p>
        </text:list-item>
        <text:list-item>
          <text:p text:style-name="P12"><text:span text:style-name="T3">Utiliser ce</text:span><text:span text:style-name="T6">s grilles</text:span><text:span text:style-name="T3"> comme rituel de début de cours.</text:span></text:p>
        </text:list-item>
        <text:list-item>
          <text:p text:style-name="P13"><text:span text:style-name="T3">E</text:span><text:span text:style-name="T1">xercice </text:span><text:span text:style-name="T4">48 page 44.</text:span></text:p>
        </text:list-item>
        <text:list-item>
          <text:p text:style-name="P13"><text:span text:style-name="T7">Activité </text:span><text:span text:style-name="T4">« </text:span><text:span text:style-name="T1">le compte est bon », </text:span><text:span text:style-name="T8">moitié 1</text:span></text:p>
        </text:list-item>
        <text:list-item>
          <text:p text:style-name="P7">Cours « calcul avec parenthèses »</text:p>
        </text:list-item>
        <text:list-item>
          <text:p text:style-name="P8">Fin de l’activité <text:span text:style-name="T18">« </text:span><text:span text:style-name="T17">le compte est bon ».</text:span></text:p>
        </text:list-item>
        <text:list-item>
          <text:p text:style-name="P8">Exercice 50 page 4<text:span text:style-name="T19">4</text:span></text:p>
        </text:list-item>
        <text:list-item>
          <text:p text:style-name="P9">Exercice 64 page 46. Appliquer la différenciation !</text:p>
        </text:list-item>
        <text:list-item>
          <text:p text:style-name="P10">Cours « <text:span text:style-name="T16">nature d’une expression »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10-06T18:07:27.550322315</dc:date>
    <meta:editing-duration>PT1H29M46S</meta:editing-duration>
    <meta:editing-cycles>33</meta:editing-cycles>
    <meta:document-statistic meta:table-count="0" meta:image-count="0" meta:object-count="0" meta:page-count="1" meta:paragraph-count="15" meta:word-count="157" meta:character-count="844" meta:non-whitespace-character-count="716"/>
  </office:meta>
</office:document-meta>
</file>